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textarea-vertical-align="top" fo:min-height="8.5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textarea-vertical-align="middle" fo:min-height="1.25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textarea-vertical-align="middle" fo:min-height="0.82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textarea-vertical-align="middle" fo:min-height="0.807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textarea-vertical-align="middle" fo:min-height="0.804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textarea-vertical-align="middle" fo:min-height="0.817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textarea-vertical-align="middle" fo:min-height="0.789cm" loext:decorative="false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textarea-vertical-align="middle" fo:min-height="1.183cm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線の終点_20_1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線の終点_20_2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線の終点_20_3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線の終点_20_4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000000" draw:marker-end="線の終点_20_5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000000" draw:marker-end="線の終点_20_6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000000" draw:marker-end="線の終点_20_7" draw:marker-end-width="0.3cm" draw:fill="none" draw:textarea-vertical-align="middle" loext:decorative="false"/>
    </style:style>
    <style:style style:name="P1" style:family="paragraph">
      <style:paragraph-properties fo:margin-top="0.42cm" fo:margin-bottom="0.35cm" fo:text-align="center"/>
    </style:style>
    <style:style style:name="P2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xml:id="id8" draw:id="id8" draw:layer="layout" svg:width="13cm" svg:height="8.75cm" svg:x="3cm" svg:y="8cm">
          <draw:text-box>
            <text:p text:style-name="P1"><text:span text:style-name="T1">Fabric Control Unit (FCU)</text:span></text:p>
          </draw:text-box>
        </draw:frame>
        <draw:frame draw:style-name="gr2" draw:text-style-name="P2" xml:id="id5" draw:id="id5" draw:layer="layout" svg:width="4cm" svg:height="1.5cm" svg:x="7.5cm" svg:y="11.15cm">
          <draw:text-box>
            <text:p text:style-name="P1"><text:span text:style-name="T1">FCU Core(Microcontroller / FSM Engine)</text:span></text:p>
          </draw:text-box>
          <draw:glue-point draw:id="4" svg:x="5cm" svg:y="-2.533cm"/>
          <draw:glue-point draw:id="5" svg:x="5.002cm" svg:y="2.453cm"/>
        </draw:frame>
        <draw:frame draw:style-name="gr3" draw:text-style-name="P2" xml:id="id1" draw:id="id1" draw:layer="layout" svg:width="3cm" svg:height="1.07cm" svg:x="12.347cm" svg:y="9.234cm">
          <draw:text-box>
            <text:p text:style-name="P1"><text:span text:style-name="T1">Forwarding Table Manager</text:span></text:p>
          </draw:text-box>
        </draw:frame>
        <draw:frame draw:style-name="gr4" draw:text-style-name="P2" xml:id="id3" draw:id="id3" draw:layer="layout" svg:width="3cm" svg:height="1.057cm" svg:x="12.347cm" svg:y="14.347cm">
          <draw:text-box>
            <text:p text:style-name="P1"><text:span text:style-name="T1">Port &amp; Link Manager</text:span></text:p>
          </draw:text-box>
        </draw:frame>
        <draw:frame draw:style-name="gr5" draw:text-style-name="P2" xml:id="id7" draw:id="id7" draw:layer="layout" svg:width="3cm" svg:height="1.054cm" svg:x="3.787cm" svg:y="14.35cm">
          <draw:text-box>
            <text:p text:style-name="P1"><text:span text:style-name="T1">Telemetry / Fault Monitor</text:span></text:p>
          </draw:text-box>
          <draw:glue-point draw:id="4" svg:x="5.003cm" svg:y="2.874cm"/>
          <draw:glue-point draw:id="5" svg:x="5.003cm" svg:y="-2.865cm"/>
          <draw:glue-point draw:id="6" svg:x="3.66cm" svg:y="-5.009cm"/>
        </draw:frame>
        <draw:frame draw:style-name="gr6" draw:text-style-name="P2" draw:layer="layout" svg:width="3cm" svg:height="1.067cm" svg:x="3.787cm" svg:y="9.234cm">
          <draw:text-box>
            <text:p text:style-name="P1"><text:span text:style-name="T1">Management Interface</text:span></text:p>
          </draw:text-box>
        </draw:frame>
        <draw:frame draw:style-name="gr7" draw:text-style-name="P3" xml:id="id6" draw:id="id6" draw:layer="layout" svg:width="2.935cm" svg:height="1.039cm" svg:x="17cm" svg:y="11.383cm">
          <draw:text-box>
            <text:p text:style-name="P1"><text:span text:style-name="T1">Fabric Switching Core</text:span></text:p>
          </draw:text-box>
        </draw:frame>
        <draw:frame draw:style-name="gr7" draw:text-style-name="P2" xml:id="id2" draw:id="id2" draw:layer="layout" svg:width="2.94cm" svg:height="1.039cm" svg:x="16.995cm" svg:y="12.779cm">
          <draw:text-box>
            <text:p text:style-name="P1"><text:span text:style-name="T1">Forwarding Table</text:span></text:p>
          </draw:text-box>
          <draw:glue-point draw:id="4" svg:x="-5.003cm" svg:y="-2.415cm"/>
          <draw:glue-point draw:id="5" svg:x="-4.959cm" svg:y="2.656cm"/>
        </draw:frame>
        <draw:frame draw:style-name="gr8" draw:text-style-name="P2" xml:id="id4" draw:id="id4" draw:layer="layout" svg:width="2.921cm" svg:height="1.433cm" svg:x="17.014cm" svg:y="14.158cm">
          <draw:text-box>
            <text:p text:style-name="P1"><text:span text:style-name="T1">Fabric Port Interface (Port-0..N)</text:span></text:p>
          </draw:text-box>
        </draw:frame>
        <draw:connector draw:style-name="gr9" draw:text-style-name="P4" draw:layer="layout" svg:x1="15.347cm" svg:y1="9.769cm" svg:x2="16.995cm" svg:y2="13.048cm" draw:start-shape="id1" draw:start-glue-point="1" draw:end-shape="id2" draw:end-glue-point="4" svg:d="M15347 9769h824v3279h824" svg:viewBox="0 0 1649 3280">
          <text:p/>
        </draw:connector>
        <draw:connector draw:style-name="gr10" draw:text-style-name="P4" draw:layer="layout" svg:x1="15.347cm" svg:y1="14.875cm" svg:x2="17.014cm" svg:y2="14.874cm" draw:start-shape="id3" draw:start-glue-point="1" draw:end-shape="id4" draw:end-glue-point="3" svg:d="M15347 14875h834v-1h833" svg:viewBox="0 0 1668 2">
          <text:p/>
        </draw:connector>
        <draw:connector draw:style-name="gr11" draw:text-style-name="P4" draw:layer="layout" svg:x1="11.5cm" svg:y1="11.9cm" svg:x2="17cm" svg:y2="11.902cm" draw:start-shape="id5" draw:start-glue-point="1" draw:end-shape="id6" draw:end-glue-point="3" svg:d="M11500 11900h2750v2h2750" svg:viewBox="0 0 5501 3">
          <text:p/>
        </draw:connector>
        <draw:connector draw:style-name="gr12" draw:text-style-name="P4" draw:layer="layout" svg:x1="12.347cm" svg:y1="14.875cm" svg:x2="6.787cm" svg:y2="15.179cm" draw:start-shape="id3" draw:start-glue-point="3" draw:end-shape="id7" draw:end-glue-point="4" svg:d="M12347 14875h-2780v304h-2780" svg:viewBox="0 0 5561 305">
          <text:p/>
        </draw:connector>
        <draw:connector draw:style-name="gr13" draw:text-style-name="P4" draw:layer="layout" draw:line-skew="-1.574cm" svg:x1="13.847cm" svg:y1="10.304cm" svg:x2="6.385cm" svg:y2="14.35cm" draw:start-shape="id1" draw:start-glue-point="2" draw:end-shape="id7" draw:end-glue-point="6" svg:d="M13847 10304v449h-7462v3597" svg:viewBox="0 0 7463 4047">
          <text:p/>
        </draw:connector>
        <draw:connector draw:style-name="gr14" draw:text-style-name="P4" draw:layer="layout" svg:x1="6.787cm" svg:y1="14.576cm" svg:x2="9.5cm" svg:y2="12.65cm" draw:start-shape="id7" draw:start-glue-point="5" draw:end-shape="id5" draw:end-glue-point="2" svg:d="M6787 14576h2713v-1926" svg:viewBox="0 0 2714 1927">
          <text:p/>
        </draw:connector>
        <draw:connector draw:style-name="gr11" draw:text-style-name="P4" draw:layer="layout" svg:x1="16cm" svg:y1="12.375cm" svg:x2="16cm" svg:y2="12.375cm" draw:start-shape="id8" draw:end-shape="id8" svg:d="M16000 12375z" svg:viewBox="0 0 1 1">
          <text:p/>
        </draw:connector>
        <draw:connector draw:style-name="gr15" draw:text-style-name="P4" draw:layer="layout" svg:x1="17.008cm" svg:y1="13.573cm" svg:x2="11.5cm" svg:y2="12.267cm" draw:start-shape="id2" draw:start-glue-point="5" draw:end-shape="id5" draw:end-glue-point="5" svg:d="M17008 13573h-2760v-1306h-2748" svg:viewBox="0 0 5509 130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呡歡潐䝯瑨楣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呡歡潐䝯瑨楣" style:font-family-complex="呡歡潐䝯瑨楣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7:45:21.929073504</meta:creation-date>
    <meta:editing-duration>PT28M22S</meta:editing-duration>
    <meta:editing-cycles>4</meta:editing-cycles>
    <meta:generator>LibreOffice/24.2.7.2$Linux_X86_64 LibreOffice_project/420$Build-2</meta:generator>
    <dc:date>2026-02-21T18:39:21.165753677</dc:date>
    <meta:document-statistic meta:object-count="17"/>
  </office:meta>
</office:document-meta>
</file>